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4577" officeooo:paragraph-rsid="00114577"/>
    </style:style>
    <style:style style:name="P2" style:family="paragraph" style:parent-style-name="Standard">
      <style:text-properties officeooo:rsid="00114af0" officeooo:paragraph-rsid="00114af0"/>
    </style:style>
    <style:style style:name="P3" style:family="paragraph" style:parent-style-name="Standard">
      <style:text-properties officeooo:paragraph-rsid="00114af0"/>
    </style:style>
    <style:style style:name="P4" style:family="paragraph" style:parent-style-name="Standard">
      <style:text-properties officeooo:rsid="001320bc" officeooo:paragraph-rsid="001320bc"/>
    </style:style>
    <style:style style:name="P5" style:family="paragraph" style:parent-style-name="Standard">
      <style:text-properties officeooo:rsid="0013437e" officeooo:paragraph-rsid="0013437e"/>
    </style:style>
    <style:style style:name="P6" style:family="paragraph" style:parent-style-name="Standard">
      <style:text-properties officeooo:rsid="0014ad2c" officeooo:paragraph-rsid="0014ad2c"/>
    </style:style>
    <style:style style:name="P7" style:family="paragraph" style:parent-style-name="Standard">
      <style:text-properties officeooo:rsid="0015005d" officeooo:paragraph-rsid="0015005d"/>
    </style:style>
    <style:style style:name="P8" style:family="paragraph" style:parent-style-name="Standard">
      <style:text-properties officeooo:rsid="00114af0" officeooo:paragraph-rsid="00114af0"/>
    </style:style>
    <style:style style:name="P9" style:family="paragraph" style:parent-style-name="Standard">
      <style:text-properties officeooo:paragraph-rsid="00114af0"/>
    </style:style>
    <style:style style:name="P10" style:family="paragraph" style:parent-style-name="Standard">
      <style:text-properties officeooo:rsid="001636bf" officeooo:paragraph-rsid="001636bf"/>
    </style:style>
    <style:style style:name="T1" style:family="text">
      <style:text-properties officeooo:rsid="00114af0"/>
    </style:style>
    <style:style style:name="T2" style:family="text">
      <style:text-properties officeooo:rsid="001320bc"/>
    </style:style>
    <style:style style:name="T3" style:family="text">
      <style:text-properties officeooo:rsid="0013437e"/>
    </style:style>
    <style:style style:name="T4" style:family="text">
      <style:text-properties officeooo:rsid="0014ad2c"/>
    </style:style>
    <style:style style:name="T5" style:family="text">
      <style:text-properties officeooo:rsid="0015005d"/>
    </style:style>
    <style:style style:name="T6" style:family="text">
      <style:text-properties officeooo:rsid="001636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achary Ciemniecki</text:p>
      <text:p text:style-name="P2">Project 1 part 1</text:p>
      <text:p text:style-name="P2">cs435-004</text:p>
      <text:p text:style-name="P1"/>
      <text:p text:style-name="P2">GitHub Repo:</text:p>
      <text:p text:style-name="P3"><text:span text:style-name="T1"><text:tab/></text:span><text:a xlink:type="simple" xlink:href="https://github.com/zcskywire2/cs491-project1" text:style-name="Internet_20_link" text:visited-style-name="Visited_20_Internet_20_Link">https://github.com/zcskywire2/cs491-project1</text:a> </text:p>
      <text:p text:style-name="P10"><text:tab/>python py file and jupiter notebook included as well as this paper</text:p>
      <text:p text:style-name="P2">Websites cited</text:p>
      <text:p text:style-name="P3"><text:span text:style-name="T1"><text:tab/></text:span><text:a xlink:type="simple" xlink:href="http://www.mathcs.emory.edu/~cheung/Courses/171/Syllabus/9-BinTree/BST-delete.html" text:style-name="Internet_20_link" text:visited-style-name="Visited_20_Internet_20_Link">http://www.mathcs.emory.edu/~cheung/Courses/171/Syllabus/9-BinTree/BST-delete.html</text:a> </text:p>
      <text:p text:style-name="P3"><text:span text:style-name="T1"><text:tab/></text:span><text:a xlink:type="simple" xlink:href="http://www.mathcs.emory.edu/~cheung/Courses/171/Syllabus/9-BinTree/BST-delete2.html" text:style-name="Internet_20_link" text:visited-style-name="Visited_20_Internet_20_Link">http://www.mathcs.emory.edu/~cheung/Courses/171/Syllabus/9-BinTree/BST-delete2.html</text:a> </text:p>
      <text:p text:style-name="P3"><text:span text:style-name="T1"><text:tab/></text:span><text:a xlink:type="simple" xlink:href="https://www.geeksforgeeks.org/complexity-different-operations-binary-tree-binary-search-tree-avl-tree/" text:style-name="Internet_20_link" text:visited-style-name="Visited_20_Internet_20_Link">https://www.geeksforgeeks.org/complexity-different-operations-binary-tree-binary-search-tree-avl-tree/</text:a> <text:span text:style-name="T1"><text:s/></text:span></text:p>
      <text:p text:style-name="P1"/>
      <text:p text:style-name="P1"/>
      <text:p text:style-name="P1">1 A</text:p>
      <text:p text:style-name="P1"><text:tab/>Properties of a binary search tree are: every node must have 0,1 or 2 children, leaves to the left must left than their <text:span text:style-name="T1">parent,</text:span> nodes to the right must be greater <text:span text:style-name="T1">and all sub trees must be binary search tree.</text:span></text:p>
      <text:p text:style-name="P1"/>
      <text:p text:style-name="P1">1.b <text:span text:style-name="T2">This assumes that these</text:span></text:p>
      <text:p text:style-name="P1">i. <text:s/><text:span text:style-name="T1">Insert has a worst case run time of O(n) where the tree either has one or <text:s/>two items or when the tree is extremely one sided and you have to travel down one edge.</text:span></text:p>
      <text:p text:style-name="P2">ii. Delete has a worst case run time of O(n) as you run into the same cases above, where there are few items in the tree or you must travel down a<text:span text:style-name="T2">n</text:span> edge of a<text:span text:style-name="T2">n</text:span> unbalanced tree</text:p>
      <text:p text:style-name="P2">iii. Find next has a worst case of O(n) <text:span text:style-name="T2">as the above cases as you can end up searching down a tree with just one edge</text:span></text:p>
      <text:p text:style-name="P4">iv Find previous is the same algorithm as above except with the conditions reversed and therefore runs at worse in O(n) time</text:p>
      <text:p text:style-name="P4">v, Find max operates at worse in O(n) time when its travels a tree with only one edge </text:p>
      <text:p text:style-name="P4">vi Find min is the same above with the conditions reversed and therefore runs at worse in O(n) time</text:p>
      <text:p text:style-name="P4"/>
      <text:p text:style-name="P4">1.c</text:p>
      <text:p text:style-name="P4">i. You must create a binary tree class that implements the methods listed above, and any other you may need for them to work in both a recursive and iterative fashion.</text:p>
      <text:p text:style-name="P4">ii. Edge cases. For this we will assume that we have no limits with in reason to memory space. We will always be given proper input for the tree which is this case is numeric data types greater than zero. We will <text:span text:style-name="T3">never be given a duplicate of a value that is in the tree already.</text:span></text:p>
      <text:p text:style-name="P5">Vii. The main issue with my code right now is the fact that it is built off of a python list, and therefor takes up much more memory then is necessary during running as it has to be extended every time the tree gets taller. Furthermore there is no garbage cleanup on the tree when it shrinks a level. The garbage cleanup could be easily implemented however it would be much more beneficial to do a custom classes for the data <text:s/>instead of being built on a tree.</text:p>
      <text:p text:style-name="P5"/>
      <text:p text:style-name="P5">2.a</text:p>
      <text:p text:style-name="P5"><text:tab/>[0005,0006,0007,0010,0011,0012,0016,0017,0018,0019,0020]</text:p>
      <text:p text:style-name="P5"/>
      <text:p text:style-name="P5">2.<text:span text:style-name="T4">b</text:span></text:p>
      <text:p text:style-name="P4"><text:tab/><text:span text:style-name="T3">An algorithm to sort an array using a bst, would start by taking in an array and put it into a bst. </text:span></text:p>
      <text:p text:style-name="P5"><text:soft-page-break/>It would then <text:span text:style-name="T4">do a inorder traversal on the tree and output that lookup into and array. Finally it would return that array which would be sorted.</text:span></text:p>
      <text:p text:style-name="P5"/>
      <text:p text:style-name="P6">2.c</text:p>
      <text:p text:style-name="P6"><text:tab/>Sort method part of bst file</text:p>
      <text:p text:style-name="P6">3.a</text:p>
      <text:p text:style-name="P4"><text:tab/><text:span text:style-name="T5">included in bst file</text:span></text:p>
      <text:p text:style-name="P7">3.b </text:p>
      <text:p text:style-name="P7"><text:tab/>included in bst fil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21:24:15.681000000</meta:creation-date>
    <dc:date>2020-02-25T18:28:33.494000000</dc:date>
    <meta:editing-duration>PT46M58S</meta:editing-duration>
    <meta:editing-cycles>2</meta:editing-cycles>
    <meta:generator>LibreOffice/6.1.3.2$Windows_X86_64 LibreOffice_project/86daf60bf00efa86ad547e59e09d6bb77c699acb</meta:generator>
    <meta:document-statistic meta:table-count="0" meta:image-count="0" meta:object-count="0" meta:page-count="2" meta:paragraph-count="34" meta:word-count="476" meta:character-count="2760" meta:non-whitespace-character-count="2296"/>
  </office:meta>
</office:document-meta>
</file>